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10 мм 216 м, цемент, пінопласт...</text:p>
          </table:table-cell>
          <table:table-cell office:value-type="date" office:date-value="2021-10-06" calcext:value-type="date">
            <text:p>06.10.2021</text:p>
          </table:table-cell>
          <table:table-cell office:value-type="currency" office:currency="UAH" office:value="6011" calcext:value-type="currency">
            <text:p>6 01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керамічна рядова 1440 шт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8208" calcext:value-type="currency">
            <text:p>8 20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1300" calcext:value-type="currency">
            <text:p>1 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з для авто Сашка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нопласт 8 листів</text:p>
          </table:table-cell>
          <table:table-cell office:value-type="date" office:date-value="2021-10-09" calcext:value-type="date">
            <text:p>09.10.2021</text:p>
          </table:table-cell>
          <table:table-cell office:value-type="currency" office:currency="UAH" office:value="904" calcext:value-type="currency">
            <text:p>90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6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22])" office:value-type="currency" office:currency="UAH" office:value="1055282.69" calcext:value-type="currency">
            <text:p>1 055 283 грн.</text:p>
          </table:table-cell>
          <table:table-cell table:number-columns-repeated="1019"/>
        </table:table-row>
        <table:table-row table:style-name="ro2" table:number-rows-repeated="104845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.00.0000</text:date>, <text:time style:data-style-name="N2" text:time-value="10:09:16.873670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10-11T10:19:59.494801838</dc:date>
    <dc:creator>Віталій </dc:creator>
    <meta:editing-duration>PT2H31M40S</meta:editing-duration>
    <meta:editing-cycles>35</meta:editing-cycles>
    <meta:document-statistic meta:table-count="1" meta:cell-count="442" meta:object-count="0"/>
  </office:meta>
</office:document-meta>
</file>